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c47"/>
    </style:style>
    <style:style style:name="P2" style:family="paragraph" style:parent-style-name="Standard">
      <style:text-properties officeooo:rsid="001c2c47" officeooo:paragraph-rsid="001c2c47"/>
    </style:style>
    <style:style style:name="P3" style:family="paragraph" style:parent-style-name="Standard">
      <style:text-properties officeooo:paragraph-rsid="0021c378"/>
    </style:style>
    <style:style style:name="P4" style:family="paragraph" style:parent-style-name="Standard">
      <style:text-properties officeooo:paragraph-rsid="0023822f"/>
    </style:style>
    <style:style style:name="T1" style:family="text">
      <style:text-properties officeooo:rsid="00131bd7"/>
    </style:style>
    <style:style style:name="T2" style:family="text">
      <style:text-properties officeooo:rsid="0014959d"/>
    </style:style>
    <style:style style:name="T3" style:family="text">
      <style:text-properties officeooo:rsid="001784dc"/>
    </style:style>
    <style:style style:name="T4" style:family="text">
      <style:text-properties officeooo:rsid="0021c378"/>
    </style:style>
    <style:style style:name="T5" style:family="text">
      <style:text-properties officeooo:rsid="00230140"/>
    </style:style>
    <style:style style:name="T6" style:family="text">
      <style:text-properties officeooo:rsid="0023822f"/>
    </style:style>
    <style:style style:name="T7" style:family="text">
      <style:text-properties officeooo:rsid="0028d8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3">wrong date events showing up on calendar on heroku only because localtime on rails is set to central</text:span></text:p>
      <text:p text:style-name="Standard"/>
      <text:p text:style-name="Standard">- <text:span text:style-name="T1">disable load more button </text:span><text:span text:style-name="T2">on last page</text:span></text:p>
      <text:p text:style-name="P3">-<text:span text:style-name="T4">handle when there are no events</text:span></text:p>
      <text:p text:style-name="Standard"/>
      <text:p text:style-name="Standard">-<text:span text:style-name="T7">band manage page should pre populate users into search ahead form</text:span></text:p>
      <text:p text:style-name="Standard"/>
      <text:p text:style-name="P4">-<text:span text:style-name="T1">make bands index a carasou</text:span><text:span text:style-name="T6">l</text:span></text:p>
      <text:p text:style-name="Standard"/>
      <text:p text:style-name="Standard">-<text:span text:style-name="T1">user edit page, user logo next to sign out</text:span></text:p>
      <text:p text:style-name="Standard">-<text:span text:style-name="T5">user logged in acknowledged</text:span></text:p>
      <text:p text:style-name="P1"><text:line-break/>AWS</text:p>
      <text:p text:style-name="P2">security creds</text:p>
      <text:p text:style-name="P2"/>
      <text:p text:style-name="P2">mike</text:p>
      <text:p text:style-name="P2">EL84tube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1-01-02T22:36:06.305705483</dc:date>
    <meta:editing-duration>PT16H2M24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66" meta:character-count="369" meta:non-whitespace-character-count="313"/>
  </office:meta>
</office:document-meta>
</file>